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textarea-vertical-align="top" fo:min-height="9.134cm" loext:decorative="false"/>
      <style:paragraph-properties style:writing-mode="lr-tb"/>
    </style:style>
    <style:style style:name="pr4" style:family="presentation" style:parent-style-name="Padrão-subtitle">
      <style:graphic-properties draw:textarea-vertical-align="top" fo:min-height="9.507cm" loext:decorative="false"/>
      <style:paragraph-properties style:writing-mode="lr-tb"/>
    </style:style>
    <style:style style:name="pr5" style:family="presentation" style:parent-style-name="Padrão-subtitle">
      <style:graphic-properties draw:textarea-vertical-align="top" fo:min-height="10.527cm" loext:decorative="false"/>
      <style:paragraph-properties style:writing-mode="lr-tb"/>
    </style:style>
    <style:style style:name="pr6" style:family="presentation" style:parent-style-name="Padrão-subtitle">
      <style:graphic-properties draw:textarea-vertical-align="top" fo:min-height="17.067cm" loext:decorative="false"/>
      <style:paragraph-properties style:writing-mode="lr-tb"/>
    </style:style>
    <style:style style:name="pr7" style:family="presentation" style:parent-style-name="Padrão-subtitle">
      <style:graphic-properties draw:textarea-vertical-align="top" fo:min-height="7.815cm" loext:decorative="false"/>
      <style:paragraph-properties style:writing-mode="lr-tb"/>
    </style:style>
    <style:style style:name="pr8" style:family="presentation" style:parent-style-name="Padrão-subtitle">
      <style:graphic-properties draw:textarea-vertical-align="top" fo:min-height="10.315cm" loext:decorative="false"/>
      <style:paragraph-properties style:writing-mode="lr-tb"/>
    </style:style>
    <style:style style:name="P1" style:family="paragraph">
      <style:text-properties style:font-name="Ubuntu" fo:font-size="38pt" fo:font-weight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size="34pt" fo:font-weight="bold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/>
      <style:text-properties style:font-name="Ubuntu" fo:font-size="22pt"/>
    </style:style>
    <style:style style:name="P6" style:family="paragraph">
      <style:paragraph-properties fo:margin-top="0.42cm" fo:margin-bottom="0.35cm" fo:line-height="150%" fo:text-align="start"/>
    </style:style>
    <style:style style:name="P7" style:family="paragraph">
      <style:paragraph-properties fo:margin-top="0.42cm" fo:margin-bottom="0.35cm" fo:line-height="150%" fo:text-align="start"/>
      <style:text-properties style:font-name="Ubuntu" fo:font-size="20pt" style:font-size-asian="10pt" style:font-size-complex="10pt"/>
    </style:style>
    <style:style style:name="P8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28pt" style:font-size-asian="10pt" style:font-size-complex="10pt"/>
    </style:style>
    <style:style style:name="P10" style:family="paragraph">
      <style:paragraph-properties fo:margin-top="0.42cm" fo:margin-bottom="0.35cm"/>
      <style:text-properties style:font-name="Ubuntu" fo:font-size="28pt" fo:font-weight="bold" style:font-size-asian="10pt" style:font-size-complex="10pt"/>
    </style:style>
    <style:style style:name="P11" style:family="paragraph">
      <style:paragraph-properties fo:margin-top="0.42cm" fo:margin-bottom="0.35cm" fo:line-height="115%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line-height="115%" fo:text-align="start"/>
      <style:text-properties style:font-name="Ubuntu" fo:font-size="10pt" style:font-size-asian="10pt" style:font-size-complex="10pt"/>
    </style:style>
    <style:style style:name="T1" style:family="text">
      <style:text-properties style:font-name="Ubuntu" fo:font-size="38pt" fo:font-weight="bold"/>
    </style:style>
    <style:style style:name="T2" style:family="text">
      <style:text-properties style:font-name="Ubuntu" fo:font-size="34pt" fo:font-weight="bold"/>
    </style:style>
    <style:style style:name="T3" style:family="text">
      <style:text-properties style:font-name="Ubuntu" fo:font-size="22pt" fo:font-weight="bold" style:font-weight-asian="bold" style:font-weight-complex="bold"/>
    </style:style>
    <style:style style:name="T4" style:family="text">
      <style:text-properties style:font-name="Ubuntu" fo:font-size="22pt"/>
    </style:style>
    <style:style style:name="T5" style:family="text">
      <style:text-properties style:text-position="sub 58%" style:font-name="Ubuntu" fo:font-size="22pt"/>
    </style:style>
    <style:style style:name="T6" style:family="text">
      <style:text-properties style:font-name="Liberation Serif" fo:font-size="22pt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font-name="Ubuntu" fo:font-size="22pt" fo:font-weight="normal" style:font-weight-asian="normal" style:font-weight-complex="normal"/>
    </style:style>
    <style:style style:name="T8" style:family="text">
      <style:text-properties style:text-position="sub 58%" style:font-name="Ubuntu" fo:font-size="22pt" fo:font-weight="normal" style:font-weight-asian="normal" style:font-weight-complex="normal"/>
    </style:style>
    <style:style style:name="T9" style:family="text">
      <style:text-properties style:font-name="Ubuntu" fo:font-size="22pt" fo:font-weight="bold" style:font-size-asian="10pt" style:font-weight-asian="bold" style:font-size-complex="10pt" style:font-weight-complex="bold"/>
    </style:style>
    <style:style style:name="T10" style:family="text">
      <style:text-properties style:font-name="Ubuntu" fo:font-size="22pt" style:font-size-asian="10pt" style:font-size-complex="10pt"/>
    </style:style>
    <style:style style:name="T11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Ubuntu" fo:font-size="22pt" fo:font-style="italic" style:font-style-asian="italic" style:font-style-complex="italic"/>
    </style:style>
    <style:style style:name="T13" style:family="text">
      <style:text-properties style:text-position="super 58%" style:font-name="Ubuntu" fo:font-size="22pt"/>
    </style:style>
    <style:style style:name="T14" style:family="text">
      <style:text-properties style:font-name="Liberation Serif" fo:font-size="22pt" style:font-name-asian="Liberation Serif" style:font-name-complex="Liberation Serif"/>
    </style:style>
    <style:style style:name="T15" style:family="text">
      <style:text-properties style:font-name="Liberation Serif" fo:font-size="22pt" fo:font-style="italic" style:font-name-asian="Liberation Serif" style:font-style-asian="italic" style:font-name-complex="Liberation Serif" style:font-style-complex="italic"/>
    </style:style>
    <style:style style:name="T16" style:family="text">
      <style:text-properties style:text-position="sub 58%" style:font-name="Ubuntu" fo:font-size="22pt"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Serif" style:font-name-asian="Liberation Serif" style:font-name-complex="Liberation Serif"/>
    </style:style>
    <style:style style:name="T19" style:family="text">
      <style:text-properties style:text-position="sub 58%"/>
    </style:style>
    <style:style style:name="T20" style:family="text">
      <style:text-properties style:font-name="Ubuntu" fo:font-size="20pt" fo:font-weight="bold" style:font-size-asian="10pt" style:font-weight-asian="bold" style:font-size-complex="10pt" style:font-weight-complex="bold"/>
    </style:style>
    <style:style style:name="T21" style:family="text">
      <style:text-properties style:font-name="Ubuntu" fo:font-size="20pt" style:font-size-asian="10pt" style:font-size-complex="10pt"/>
    </style:style>
    <style:style style:name="T22" style:family="text">
      <style:text-properties style:text-position="sub 58%" style:font-name="Ubuntu" fo:font-size="20pt" style:font-size-asian="10pt" style:font-size-complex="10pt"/>
    </style:style>
    <style:style style:name="T23" style:family="text">
      <style:text-properties style:font-name="Ubuntu" fo:font-size="20pt" fo:font-style="italic" style:font-size-asian="10pt" style:font-style-asian="italic" style:font-size-complex="10pt" style:font-style-complex="italic"/>
    </style:style>
    <style:style style:name="T24" style:family="text">
      <style:text-properties style:font-name="Ubuntu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Conceitos Matemáticos Utiliz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Programação Linear Inteira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3">O que é?:</text:span><text:span text:style-name="T4"> Um tipo de otimização onde buscamos o melhor valor (mínimo ou máximo) de uma função objetivo, sujeita a restrições, e algumas variáveis só podem assumir valores inteiros (como 0 ou 1).</text:span></text:p>
            <text:p text:style-name="P4"><text:span text:style-name="T3">No Código: </text:span></text:p>
            <text:list text:style-name="L1">
              <text:list-item>
                <text:p text:style-name="P4"><text:span text:style-name="T4">Usamos variáveis binárias x</text:span><text:span text:style-name="T5">i,j</text:span><text:span text:style-name="T4"> (0 ou 1) para decidir se uma rota é escolhida ou n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Programação Linear Inteira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A função objetivo, como ​</text:span><text:span text:style-name="T6">Σ</text:span><text:span text:style-name="T7">(D</text:span><text:span text:style-name="T8">i,j</text:span><text:span text:style-name="T7">+C</text:span><text:span text:style-name="T8">i,j</text:span><text:span text:style-name="T7">)⋅x</text:span><text:span text:style-name="T8">i,j</text:span><text:span text:style-name="T4"> no segundo código, é linear (soma de termos), e as restrições (ex.: saídas de A = 1) também são equações lineares.</text:span></text:p>
              </text:list-item>
              <text:list-item>
                <text:p text:style-name="P4"><text:span text:style-name="T4">O fato de x</text:span><text:span text:style-name="T5">i,j</text:span><text:span text:style-name="T4"> ser binário torna isso uma </text:span><text:span text:style-name="T3">PLI</text:span><text:span text:style-name="T4">, diferente de uma programação linear comum onde as variáveis podem ser contínu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Teoria dos Grafos</text:span></text:p>
          </draw:text-box>
        </draw:frame>
        <draw:frame presentation:style-name="pr4" draw:text-style-name="P5" draw:layer="layout" svg:width="25.199cm" svg:height="9.507cm" svg:x="1.4cm" svg:y="3.685cm" presentation:class="subtitle" presentation:user-transformed="true">
          <draw:text-box>
            <text:p text:style-name="P6"><text:span text:style-name="T9">O que é?:</text:span><text:span text:style-name="T10"> Estudo matemático de redes formadas por nós (ou vértices) conectados por arestas. Aqui, os nós são os pontos (A, P1, P2, etc.), e as arestas são as rotas.</text:span></text:p>
            <text:p text:style-name="P4"><text:span text:style-name="T3">No Código: </text:span></text:p>
            <text:list text:style-name="L1">
              <text:list-item>
                <text:p text:style-name="P4"><text:span text:style-name="T11">Nós e Arestas: Definimos setAllPoints (nós) e setRoutes (arestas), criando uma rede direcionada (um grafo onde as rotas têm direção, ex.: A → P1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Teoria dos Grafos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3">Conjuntos de Entrada e Saída:</text:span><text:span text:style-name="T4"> </text:span><text:span text:style-name="T12">setRoutes_from</text:span><text:span text:style-name="T4"> e </text:span><text:span text:style-name="T12">setRoutes_to</text:span><text:span text:style-name="T4"> representam as conexões de saída (Ω</text:span><text:span text:style-name="T5">i</text:span><text:span text:style-name="T13">out</text:span><text:span text:style-name="T4">) e entrada (Ω</text:span><text:span text:style-name="T5">i</text:span><text:span text:style-name="T13">in</text:span><text:span text:style-name="T4">) de cada nó, uma ideia básica em grafos direcionados.</text:span></text:p>
              </text:list-item>
              <text:list-item>
                <text:p text:style-name="P4"><text:span text:style-name="T3">Caminho:</text:span><text:span text:style-name="T4"> O problema busca um caminho de A até B, um conceito clássico de grafos chamado “caminho mínimo” (shortest path), adaptado com custos adicionais no segundo códig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Minimização (Otimização)</text:span></text:p>
          </draw:text-box>
        </draw:frame>
        <draw:frame presentation:style-name="pr5" draw:text-style-name="P5" draw:layer="layout" svg:width="25.199cm" svg:height="10.527cm" svg:x="1.4cm" svg:y="3.685cm" presentation:class="subtitle" presentation:user-transformed="true">
          <draw:text-box>
            <text:p text:style-name="P4"><text:span text:style-name="T3">O que é?:</text:span><text:span text:style-name="T4"> Encontrar o menor valor possível de uma função, respeitando certas condições.</text:span></text:p>
            <text:p text:style-name="P4"><text:span text:style-name="T3">No Código: </text:span></text:p>
            <text:list text:style-name="L1">
              <text:list-item>
                <text:p text:style-name="P4"><text:span text:style-name="T4">No primeiro código, minimizamos a soma das distâncias: </text:span><text:span text:style-name="T14">ΣD</text:span><text:span text:style-name="T5">i,j</text:span><text:span text:style-name="T4">⋅x</text:span><text:span text:style-name="T5">i,j</text:span></text:p>
              </text:list-item>
              <text:list-item>
                <text:p text:style-name="P4"><text:span text:style-name="T4">No segundo, evoluímos para minimizar distância + pedágio: </text:span><text:span text:style-name="T14">Σ</text:span><text:span text:style-name="T4">(D</text:span><text:span text:style-name="T5">i,j</text:span><text:span text:style-name="T4">+C</text:span><text:span text:style-name="T5">i,j</text:span><text:span text:style-name="T4">)⋅x</text:span><text:span text:style-name="T5">i,j</text:span><text:span text:style-name="T4">​.</text:span></text:p>
              </text:list-item>
              <text:list-item>
                <text:p text:style-name="P4"><text:span text:style-name="T4">Usamos o parâmetro </text:span><text:span text:style-name="T12">sense=pyo.minimize</text:span><text:span text:style-name="T4"> no Pyomo para indicar que queremos o menor val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Restrições Lineares</text:span></text:p>
          </draw:text-box>
        </draw:frame>
        <draw:frame presentation:style-name="pr6" draw:text-style-name="P5" draw:layer="layout" svg:width="25.199cm" svg:height="17.067cm" svg:x="1.4cm" svg:y="3.685cm" presentation:class="subtitle" presentation:user-transformed="true">
          <draw:text-box>
            <text:p text:style-name="P4"><text:span text:style-name="T3">O que é?: </text:span><text:span text:style-name="T4">Condições expressas como equações ou inequações lineares que limitam as soluções possíveis.</text:span></text:p>
            <text:p text:style-name="P4"><text:span text:style-name="T3">No Código: </text:span></text:p>
            <text:p text:style-name="P4"><text:span text:style-name="T3">Saída da Origem:</text:span><text:span text:style-name="T4"> </text:span><text:span text:style-name="T15">Σ</text:span><text:span text:style-name="T16">j</text:span><text:span text:style-name="T12">x</text:span><text:span text:style-name="T16">A,j </text:span><text:span text:style-name="T12">= 1</text:span><text:span text:style-name="T4"> garante que saímos de A por exatamente uma rota.</text:span></text:p>
            <text:p text:style-name="P4"><text:span text:style-name="T3">Chegada ao Destino</text:span><text:span text:style-name="T4">: </text:span><text:span text:style-name="T15">Σ</text:span><text:span text:style-name="T16">i</text:span><text:span text:style-name="T12">x</text:span><text:span text:style-name="T16">i,B </text:span><text:span text:style-name="T12">= 1 </text:span><text:span text:style-name="T4">assegura que chegamos em B por uma única rota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Restrições Lineares</text:span></text:p>
          </draw:text-box>
        </draw:frame>
        <draw:frame presentation:style-name="pr7" draw:text-style-name="P5" draw:layer="layout" svg:width="25.199cm" svg:height="7.815cm" svg:x="1.4cm" svg:y="3.685cm" presentation:class="subtitle" presentation:user-transformed="true">
          <draw:text-box>
            <text:list text:style-name="L1">
              <text:list-item>
                <text:p text:style-name="P4"><text:span text:style-name="T3">Conservação de Fluxo:</text:span><text:span text:style-name="T4"> </text:span><text:span text:style-name="T14">Σ</text:span><text:span text:style-name="T5">j</text:span><text:span text:style-name="T4">x</text:span><text:span text:style-name="T5">i,j </text:span><text:span text:style-name="T4">= </text:span><text:span text:style-name="T14">Σ</text:span><text:span text:style-name="T5">j</text:span><text:span text:style-name="T4">x</text:span><text:span text:style-name="T5">j,i </text:span><text:span text:style-name="T4">para pontos intermediários (ex.: P1, P2) é uma restrição que mantém o caminho contínuo, como um fluxo que entra e sai em igual quantidade.</text:span></text:p>
              </text:list-item>
              <text:list-item>
                <text:p text:style-name="P4"><text:span text:style-name="T3">Orçamento (segundo código)</text:span><text:span text:style-name="T4">: </text:span><text:span text:style-name="T14">Σ</text:span><text:span text:style-name="T4">c</text:span><text:span text:style-name="T5">i,j</text:span><text:span text:style-name="T4">⋅x</text:span><text:span text:style-name="T5">i,j </text:span><text:span text:style-name="T4">≤ 25 limita o custo total de pedágios, uma inequação line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Fluxo em Redes</text:span></text:p>
          </draw:text-box>
        </draw:frame>
        <draw:frame presentation:style-name="pr8" draw:text-style-name="P7" draw:layer="layout" svg:width="25.199cm" svg:height="10.315cm" svg:x="1.4cm" svg:y="3.685cm" presentation:class="subtitle" presentation:user-transformed="true">
          <draw:text-box>
            <text:p text:style-name="P7"><text:span text:style-name="T17">O que é?:</text:span> Um conceito de grafos e otimização onde modelamos o movimento (ou fluxo) através de uma rede, garantindo que o que entra em um nó iguale o que sai, exceto na origem e no destino.</text:p>
            <text:p text:style-name="P7"><text:span text:style-name="T17">No Código:</text:span> </text:p>
            <text:list text:style-name="L1">
              <text:list-item>
                <text:p text:style-name="P7">A restrição de conservação de fluxo (<text:span text:style-name="T18">Σ</text:span><text:span text:style-name="T19">j</text:span>x<text:span text:style-name="T19">i,j </text:span>= <text:span text:style-name="T18">Σ</text:span><text:span text:style-name="T19">j</text:span>x<text:span text:style-name="T19">j,i</text:span>​) é um exemplo clássico disso.</text:p>
              </text:list-item>
              <text:list-item>
                <text:p text:style-name="P7">Representa o fluxo de “1 unidade” (uma viagem) que sai de A, passa pelos pontos intermediários e chega em B, sem se perder ou se acumular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Variáveis Binárias</text:span></text:p>
          </draw:text-box>
        </draw:frame>
        <draw:frame presentation:style-name="pr8" draw:text-style-name="P7" draw:layer="layout" svg:width="25.199cm" svg:height="10.315cm" svg:x="1.4cm" svg:y="3.685cm" presentation:class="subtitle" presentation:user-transformed="true">
          <draw:text-box>
            <text:p text:style-name="P8"><text:span text:style-name="T20">O que é?:</text:span><text:span text:style-name="T21"> Variáveis que só podem ser 0 ou 1, usadas para decisões do tipo “sim ou não”.</text:span></text:p>
            <text:p text:style-name="P8"><text:span text:style-name="T20">No Código:</text:span><text:span text:style-name="T21"> </text:span></text:p>
            <text:list text:style-name="L1">
              <text:list-item>
                <text:p text:style-name="P8"><text:span text:style-name="T21">x</text:span><text:span text:style-name="T22">i,j</text:span><text:span text:style-name="T21"> é definida com </text:span><text:span text:style-name="T23">within=pyo.Binary</text:span><text:span text:style-name="T21">, indicando que cada rota é escolhida (1) ou não (0).</text:span></text:p>
              </text:list-item>
              <text:list-item>
                <text:p text:style-name="P8"><text:span text:style-name="T21">Isso reflete escolhas discretas, como “pego essa estrada ou não?”, comum em problemas de roteamento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24">Modelagem Multiobjetivo Implícita (segundo código)</text:span></text:p>
          </draw:text-box>
        </draw:frame>
        <draw:frame presentation:style-name="pr8" draw:text-style-name="P12" draw:layer="layout" svg:width="25.199cm" svg:height="10.315cm" svg:x="1.4cm" svg:y="3.685cm" presentation:class="subtitle" presentation:user-transformed="true">
          <draw:text-box>
            <text:p text:style-name="P11"><text:span text:style-name="T3">O que é?:</text:span><text:span text:style-name="T4"> Considerar mais de um critério na otimização, combinando-os em uma única função.</text:span></text:p>
            <text:p text:style-name="P11"><text:span text:style-name="T3">No Código:</text:span><text:span text:style-name="T4"> </text:span></text:p>
            <text:list text:style-name="L1">
              <text:list-item>
                <text:p text:style-name="P11"><text:span text:style-name="T4">No segundo código, somamos distância (D</text:span><text:span text:style-name="T5">i,j</text:span><text:span text:style-name="T4">) e pedágio (C</text:span><text:span text:style-name="T5">i,j</text:span><text:span text:style-name="T4">​) na função objetivo.</text:span></text:p>
              </text:list-item>
              <text:list-item>
                <text:p text:style-name="P11"><text:span text:style-name="T4">Isso é uma forma simples de balancear dois objetivos (menor distância e menor custo), embora tratados como uma soma única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24">Conexão com o Código</text:span></text:p>
          </draw:text-box>
        </draw:frame>
        <draw:frame presentation:style-name="pr8" draw:text-style-name="P5" draw:layer="layout" svg:width="25.199cm" svg:height="10.315cm" svg:x="1.4cm" svg:y="3.685cm" presentation:class="subtitle" presentation:user-transformed="true">
          <draw:text-box>
            <text:list text:style-name="L1">
              <text:list-item>
                <text:p text:style-name="P5"><text:span text:style-name="T17">Primeiro Código:</text:span> Um problema clássico de caminho mínimo em grafos, usando PLI para encontrar a menor distância de A até B, com fluxo garantido pelas restrições.</text:p>
              </text:list-item>
              <text:list-item>
                <text:p text:style-name="P5"><text:span text:style-name="T17">Segundo Código:</text:span> Evolui para um problema de caminho mínimo com restrição de custo, incorporando pedágios e um orçamento, o que adiciona uma camada de realismo e complexidade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59:45.001688282</meta:creation-date>
    <dc:date>2025-03-25T22:05:47.151574397</dc:date>
    <meta:editing-duration>PT31M36S</meta:editing-duration>
    <meta:editing-cycles>6</meta:editing-cycles>
    <meta:generator>LibreOffice/24.2.7.2$Linux_X86_64 LibreOffice_project/420$Build-2</meta:generator>
    <meta:document-statistic meta:object-count="68"/>
  </office:meta>
</office:document-meta>
</file>